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position="0% 100%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none"/>
    </style:style>
    <style:style style:name="T4" style:family="text">
      <style:text-properties style:text-position="0% 100%" style:font-name="Times New Roman" style:text-underline-style="none"/>
    </style:style>
    <style:style style:name="T5" style:family="text">
      <style:text-properties style:text-line-through-style="solid" style:text-position="0% 100%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  <style:style style:name="T8" style:family="text">
      <style:text-properties style:text-line-through-style="none" style:text-position="0% 100%" style:text-underline-style="none"/>
    </style:style>
    <style:style style:name="T9" style:family="text">
      <style:text-properties style:text-line-through-style="none" style:text-position="0% 100%" style:font-name="Times New Roman1" style:text-underline-style="none"/>
    </style:style>
    <style:style style:name="T10" style:family="text">
      <style:text-properties style:text-line-through-style="none" style:text-position="0% 100%" style:font-name="Times New Roman" style:text-underline-style="none"/>
    </style:style>
    <style:style style:name="T11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3_8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6</text:p>
      <text:p text:style-name="P2">Month<text:tab/><text:tab/><text:tab/><text:tab/><text:tab/><text:tab/></text:p>
      <text:p text:style-name="P2">Year<text:tab/><text:tab/><text:tab/><text:tab/><text:tab/><text:tab/>1896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5">S. MORAIS,/</text:p>
      <text:p text:style-name="P5">546 N. FIFTH STREET,/</text:p>
      <text:p text:style-name="P5">PHILADELPHIA, PA./</text:p>
      <text:p text:style-name="P5"/>
      <text:p text:style-name="P4">[Front Cover]</text:p>
      <text:p text:style-name="P6">96/</text:p>
      <text:p text:style-name="P5">Anniversary of my 45<text:span text:style-name="T1">th</text:span><text:span text:style-name="T2"> year/</text:span></text:p>
      <text:p text:style-name="P8">with the Cong. M. I./</text:p>
      <text:p text:style-name="P8">[Hebrew]/</text:p>
      <text:p text:style-name="P8"/>
      <text:p text:style-name="P9">[Page 1]</text:p>
      <text:p text:style-name="P4"><text:span text:style-name="T2">Whatever Philadelphia papers may have written, or/ represented </text:span><text:span text:style-name="T5">in connection with</text:span><text:span text:style-name="T6"> in effigy, regarding the completion of the forty/ fifth year of my services to the Mickve Israel Con-/-gregation, </text:span><text:span text:style-name="T5">did not emanate, from</text:span><text:span text:style-name="T6"> was not prompted by the least intimation/ </text:span><text:span text:style-name="T5">given by myself</text:span><text:span text:style-name="T6"> received from me. <text:s/>At no time, on no occasion have/ I considered it of </text:span><text:span text:style-name="T5">the slightest interest to</text:span><text:span text:style-name="T6"> importance that my constituents,/ and much less </text:span><text:span text:style-name="T5">to</text:span><text:span text:style-name="T6"> the Hebrew community at large, </text:span><text:span text:style-name="T5">to</text:span><text:span text:style-name="T6"> should/ learn what concerns my </text:span><text:span text:style-name="T5">and</text:span><text:span text:style-name="T6"> person or my immediate household./ <text:s/>If notwithstanding my </text:span><text:span text:style-name="T5">taciturnity</text:span><text:span text:style-name="T6"> habitual silence on that point,/ </text:span><text:span text:style-name="T5">that which I</text:span><text:span text:style-name="T6"> what I would prefer to have concealed, was revealed at different </text:span><text:span text:style-name="T5">times</text:span><text:span text:style-name="T6"> periods,/ of my career, the fault must be </text:span><text:span text:style-name="T5">sought</text:span><text:span text:style-name="T6"> looked for outside of my own self./ <text:s/></text:span><text:span text:style-name="T5">person.</text:span><text:span text:style-name="T6"> However, It is not an assumed virtue that draws/ out an open confession this </text:span><text:span text:style-name="T5">morning</text:span><text:span text:style-name="T6"> day, which may be the/ last anniversary of my induction </text:span><text:soft-page-break/><text:span text:style-name="T6">into </text:span><text:span text:style-name="T5">office</text:span><text:span text:style-name="T6"> the ministry/ My brethren may as well know me once for all. <text:s/>Circumstances/ have played upon my nature an ungracious trick./ <text:s/>From the </text:span><text:span text:style-name="T5">very</text:span><text:span text:style-name="T6"> earliest </text:span><text:span text:style-name="T5">days</text:span><text:span text:style-name="T6"> years of my life, which I can recall, I/ remember myself a shy, easily scared creature</text:span><text:span text:style-name="T5">s</text:span><text:span text:style-name="T6">, trem-/-bling all over at the idea of being brought forward;/ preferring solitariness to merry company. <text:s/>Perhaps,/ I </text:span><text:span text:style-name="T5">learned</text:span><text:span text:style-name="T6"> discovered rather too </text:span><text:span text:style-name="T5">early</text:span><text:span text:style-name="T6"> soon the narrow range/ of my capacities, and I <text:s/>mistrusted them very greatly, </text:span><text:span text:style-name="T5">so</text:span><text:span text:style-name="T6">/</text:span></text:p>
      <text:p text:style-name="P10"/>
      <text:p text:style-name="P10">[Page 2]</text:p>
      <text:p text:style-name="P7"><text:span text:style-name="T2">as to prevent their</text:span><text:span text:style-name="T6"> so that they might not attempt</text:span><text:span text:style-name="T2">ing</text:span><text:span text:style-name="T6"> the impossible./ <text:s/>Yet, contradictory as it surely is, I dared study for a voca-/-tion, demanding uncommon abilities. <text:s/>But could I set/ my face directly in opposition to the will of the one, who/ made the anxious request? <text:s/>In my boyhood, the thought of/ raising a son to </text:span><text:span text:style-name="T2">in</text:span><text:span text:style-name="T6"> become a rabbi, was joy to a mo-/-ther's heart. <text:s/>The merit secured in the other world,/ would </text:span><text:span text:style-name="T2">be beyond</text:span><text:span text:style-name="T6"> surpass all measure; such was the hope. <text:s/>Never mind about/ the weight of the brains. <text:s/>Experience may have/ taught mothers that it was not singular in </text:span><text:span text:style-name="T2">my mother</text:span><text:span text:style-name="T6"> mine/ to imagine </text:span><text:span text:style-name="T2">our</text:span><text:span text:style-name="T6"> her son equal to any in mental calibre./ <text:s/>I have often detected the same weakness elsewhere, and I did not/ undeceive a parent who saw a prodigy, where only/ mediocrity existed. <text:s/>However, I fought against odds./ <text:s/>I studied under tremendous drawbacks. <text:s/>Filial af-/-fection on one side; poverty in the other, were the/ incentives. <text:s/>The </text:span><text:span text:style-name="T2">anxiety</text:span><text:span text:style-name="T6"> eagerness to be of use, mostly to/ my mother's children, lent a will with which I had/ not </text:span><text:span text:style-name="T2">believed to progress</text:span><text:span text:style-name="T6"> credited myself. <text:s/>When scarcely of age,/ I </text:span><text:span text:style-name="T2">allowed myself to be</text:span><text:span text:style-name="T6"> was persuaded into accepting/ the invitation of an ancient and respectable/ Sephardic congregation to try for the position/ of associate Hazan. <text:s/></text:span><text:span text:style-name="T2">It was</text:span><text:span text:style-name="T6"> The venture proved a failure, and I returned home, rather crest-fallen. <text:s/>But again, </text:span><text:span text:style-name="T2">Again</text:span><text:span text:style-name="T6"> the necessity of/ assisting those whom I deemed entitled to my assistance,/</text:span></text:p>
      <text:p text:style-name="P10"/>
      <text:p text:style-name="P10">[Page 3]</text:p>
      <text:p text:style-name="P7"><text:span text:style-name="T6">held my timidity under control, and I was seen/ once more on the banks of the Thames. </text:span><text:span text:style-name="T2">agreeably</text:span><text:span text:style-name="T6">/ </text:span><text:span text:style-name="T2">to the advice of some</text:span><text:span text:style-name="T6"> Italian Jews in London, </text:span><text:span text:style-name="T2">who</text:span><text:span text:style-name="T6"> were my advisers./ <text:s/>They fancied that I might teach Hebrew in a congre-/-gational Orphan School. <text:s/>How I could ever act/ so rashly, is a wonder inexplicable to this very day./ <text:s/>Without the knowledge of a word of English, I pre-/-sumed to instruct English born in the English translation of/ the Bible. </text:span><text:span text:style-name="T2">in their own vernacular.</text:span><text:span text:style-name="T6"> <text:s/>Truly; necessity/ is the mother of inventions. <text:s/>I </text:span><text:span text:style-name="T7">must</text:span><text:span text:style-name="T8"> earn a livelihood. <text:s/>With the aid of a diction-/-ary and a grammar, I succeeded in gaining a smat-/-tering that answered my purpose for sometime,/ that is, till towards the end of the year 1850./ <text:s/>For, then an English Jewess, who had visited her/ married daughter in Philadelphia, having gone back to/ London sent for me. <text:s/>She inquired whether I would apply for the/ situation which I now occupy. <text:s/>I answered nega-/-tively, but again Italian friends were </text:span><text:span text:style-name="T3">urged</text:span><text:span text:style-name="T8"> urgent,/ and I finally submitted. <text:s/>The task undertaken was comparatively/ easy, as far as the requisites in the contract into which I entered/ with the Congregation Mickv</text:span><text:span text:style-name="T9">è</text:span><text:span text:style-name="T10"> Israel. <text:s/></text:span><text:span text:style-name="T4">Even if</text:span><text:span text:style-name="T10"> Even/ the times, when I was expected to ascend this sacred/</text:span></text:p>
      <text:p text:style-name="P7"><text:span text:style-name="T10"/></text:p>
      <text:p text:style-name="P7"><text:span text:style-name="T10">[Page 4]</text:span></text:p>
      <text:p text:style-name="P7"><text:span text:style-name="T10">desk, to lead my brethren in prayer, were fewer/ than I have made them, and regular </text:span><text:span text:style-name="T4">t</text:span><text:span text:style-name="T10"> lectures were </text:span><text:span text:style-name="T4">rarely</text:span><text:span text:style-name="T10"> not/ </text:span><text:span text:style-name="T4">delivered expected</text:span><text:span text:style-name="T10"> looked for nor asked for. <text:s/>In fact, my predecessor in office, who,/ I think, introduced pulpit preaching in America/ among Israelites, spoke only at intervals; but/ he was master of the situation, and I in all reality,/ was unused to public speaking. <text:s/>The frightful question then arose. <text:s/>To continue or discontinue the delivering of a discourse. <text:s/>To abolish what/ </text:span><text:span text:style-name="T4">he</text:span><text:span text:style-name="T10"> had been successfully begun, </text:span><text:span text:style-name="T4">would have been</text:span><text:span text:style-name="T10"> was regarded by me a step/ backward and a reflection on </text:span><text:span text:style-name="T4">me and all who</text:span><text:span text:style-name="T10"> such as had/ seen fit to entrust me with </text:span><text:span text:style-name="T4">the</text:span><text:span text:style-name="T10"> a holy charge./ <text:s/></text:span><text:span text:style-name="T4">So</text:span><text:span text:style-name="T10"> I compelled failing courage to hold </text:span><text:span text:style-name="T4">me</text:span><text:span text:style-name="T10"> up, but though/ I read word for word from the manuscript, the effort caused </text:span><text:span text:style-name="T4">a</text:span><text:span text:style-name="T10"> trouble and/ trepidation. <text:s/>I am not astonished at having/ been told, </text:span><text:span text:style-name="T4">that</text:span><text:span text:style-name="T10"> what an attendant at the Cherry/ Street Synagogue, more candid than generous,/ had said, </text:span><text:span text:style-name="T4">that</text:span><text:span text:style-name="T10"> she was of opinion that I ought not to attempt what/ she on her </text:span><text:soft-page-break/><text:span text:style-name="T10">part could not make out. <text:s/>Perhaps, if </text:span><text:span text:style-name="T4">she</text:span><text:span text:style-name="T10"> my departed sister in faith were/ now among the living, she might change her opinion./ <text:s/>But I have reasons to surmise, that she was not/ alone in </text:span><text:span text:style-name="T4">holding such</text:span><text:span text:style-name="T10"> entertaining unfavorable views of my preaching. <text:s/></text:span><text:span text:style-name="T4">But</text:span><text:span text:style-name="T10"> Still, I may/ make </text:span><text:span text:style-name="T4">lo</text:span><text:span text:style-name="T10"> bold to say that time has wrought/ some changes for the better. <text:s/>If I cannot boast/ like Caesar, that "I came, I saw and conquered"/ I may say, that I guarded against a retrogression</text:span><text:span text:style-name="T4">s</text:span><text:span text:style-name="T10">./</text:span></text:p>
      <text:p text:style-name="P7"><text:span text:style-name="T10"/></text:p>
      <text:p text:style-name="P7"><text:span text:style-name="T10">[Page 5]</text:span></text:p>
      <text:p text:style-name="P7"><text:span text:style-name="T10">But it may pertinently be asked, what means this/ rigamarole of mine as </text:span><text:span text:style-name="T4">she a chosen</text:span><text:span text:style-name="T10"> the address </text:span><text:span text:style-name="T4">of</text:span><text:span text:style-name="T10"> chosen for the forty fifth/ anniversary of my ministry. <text:s/>Well; it means that/ I never overrated my powers, and that therefore to/ represent me as "a force in the Community," as </text:span><text:span text:style-name="T4">an</text:span><text:span text:style-name="T10"> "a brilliant/ intellect</text:span><text:span text:style-name="T4">ual</text:span><text:span text:style-name="T10">" </text:span><text:span text:style-name="T4">athlete</text:span><text:span text:style-name="T10">, </text:span><text:span text:style-name="T4">as a</text:span><text:span text:style-name="T10"> "a versatile linguist," and I know not/ what else, is to impose upon people's credulity./ <text:s/>It means that, as I would decline post mortem eulogies,/ --generally fulsome--/ I think it unfair to pronounce antemortem exag-/-gerated laudations. <text:s/></text:span><text:span text:style-name="T4">Yet,</text:span><text:span text:style-name="T10"> Nevertheless I do rejoice to be in the loving/ thought of my brothers and sisters in </text:span><text:span text:style-name="T4">faith</text:span><text:span text:style-name="T10"> Israel, and/ especially in the thought of those whom I try to/ serve conscientiously. <text:s/>I am not indifferent to/ praise, for, then I would </text:span><text:span text:style-name="T4">be</text:span><text:span text:style-name="T10"> not be human. <text:s/>The/ appreciation of my exertions in any direction, is/ a stimulous[sic!] to proceed onward and upwards. <text:s/>It/ is solace amidst disappointments; the </text:span><text:span text:style-name="T4">removal</text:span><text:span text:style-name="T10"> upraising of/ </text:span><text:span text:style-name="T4">depressed</text:span><text:span text:style-name="T10"> spirits, when depressed, either through ministerial</text:span><text:span text:style-name="T4">ly and</text:span><text:span text:style-name="T10"> or domestic</text:span><text:span text:style-name="T4">ally</text:span><text:span text:style-name="T10"> trials./ <text:s/>May I always win that gift from the children of the/ stock of Abraham, who share with me, creed, history/ and destiny. <text:s/>It may sound very liberal/ to advertise to the world, that we embrace in our/ activity, all </text:span><text:span text:style-name="T4">human</text:span><text:span text:style-name="T10"> speaking beings, Jews, Christians, Negros/ Indoos; that we prepare for every one a home of delight,/</text:span></text:p>
      <text:p text:style-name="P7"><text:span text:style-name="T10"/></text:p>
      <text:p text:style-name="P7"><text:span text:style-name="T10">[Page 6]</text:span></text:p>
      <text:p text:style-name="P7"><text:span text:style-name="T10">food for the body, food for the mind, a study of the ethics of human equality &amp; fraternity./ <text:s/>During my long stay in this city of my pre-/-ference, Philadelphians may have had occasions to/ </text:span><text:span text:style-name="T4">be consumed ascertain</text:span><text:span text:style-name="T10"> discover that I harbour no prejudice, against re-/-ligions and races different from Judaism and the Jews;/ that I </text:span><text:span text:style-name="T4">honor</text:span><text:span text:style-name="T10"> respect honesty of conviction wherever met; but neither my/ </text:span><text:span text:style-name="T4">ability nor my mind</text:span><text:span text:style-name="T10"> physical nor my mental ability is equal to the far reaching/ task contemplated by a singularly self relying/ rabbi. <text:s/></text:span><text:span text:style-name="T4">If they</text:span><text:span text:style-name="T10"> Were </text:span><text:span text:style-name="T4">they</text:span><text:span text:style-name="T10"> I even equal to that athletic exploit I would con-/-sider </text:span><text:span text:style-name="T4">the undertaking</text:span><text:span text:style-name="T10"> it altogether beyond the line of my duty./ <text:s/>I live among my poeple, work for my/ people, and yearn for the good will of my peo-/-ple. <text:s/>If more is conceded to me, I value it/ highly, but I do not seek it. <text:s/>This, how-/-ever, I do seek, a proof that four decades and/ a half of steady labor have yeilded[sic!] some durable fruits./ <text:s/>Very many </text:span><text:span text:style-name="T4">have</text:span><text:span text:style-name="T10"> are they whom I have taught; I could not reckon/ the number of individuals whom I have endeavoured/ to cheer in affliction, to heighten home joys in/ days of gladness, to give counsel of peace and/ reconciliation, but the reward which I most longed/ for I have missed. <text:s/>It is to have le</text:span><text:span text:style-name="T4">n</text:span><text:span text:style-name="T10">d multitudes to the/ Sanctuary of the Lord, to have inspired multitudes with/</text:span></text:p>
      <text:p text:style-name="P7"><text:span text:style-name="T10"/></text:p>
      <text:p text:style-name="P7"><text:span text:style-name="T10">[Page 7]<text:line-break/>unabated attachment, </text:span><text:span text:style-name="T4">for</text:span><text:span text:style-name="T10"> to the culture of Hebrew, </text:span><text:span text:style-name="T4">culture,</text:span><text:span text:style-name="T10"> to </text:span><text:span text:style-name="T4">promote</text:span><text:span text:style-name="T10"> have created/ a sense of solidarity </text:span><text:span text:style-name="T4">which is</text:span><text:span text:style-name="T10"> attended with a uni-/-versal affiliation to every object </text:span><text:span text:style-name="T4">having</text:span><text:span text:style-name="T10"> promotive of the wel-/-fare of scattered Israel. <text:s/>Many that I had photo-/-graphed as it were, on my mental vision as future pillars/ of the Judaic edifice, withdrew their support. <text:s/>Many,/ too many, whom I had esteemed </text:span><text:span text:style-name="T4">as</text:span><text:span text:style-name="T10"> public spirited,/ have preceded me to the land of silence, but a vast/ number of their offspring, who could speak and act/ well, have deserted the cause espoused by the fathers, so that the ances-/-tral faith faring whilom </text:span><text:span text:style-name="T4">standing</text:span><text:span text:style-name="T10"> comparatively well/ in this city of our affection, is allowed to be dis-/-figured beyond recognition.</text:span><text:span text:style-name="T4">, and</text:span><text:span text:style-name="T10"> Nay, those who have deformed it secure unwonted honors </text:span><text:span text:style-name="T4">are</text:span><text:span text:style-name="T10">/ </text:span><text:span text:style-name="T4">paid to men who deform it, as enlightened bene-</text:span><text:span text:style-name="T10"> They are extravagantly remunerated as factors of communal progress./ </text:span><text:span text:style-name="T4">-factors</text:span><text:span text:style-name="T10"> <text:s/>Yet, I will not despair, a few are left/ to champion legitimate Judaism. <text:s/>I pray this day,/ --which </text:span><text:soft-page-break/><text:span text:style-name="T10">is to me a day of memorial--for the</text:span><text:span text:style-name="T4">ir</text:span><text:span text:style-name="T10"> continuance of such as representatives of an intelligent/ Conservatism. <text:s/></text:span><text:span text:style-name="T4">That</text:span><text:span text:style-name="T10"> It is the citadel which </text:span><text:span text:style-name="T11">we</text:span><text:span text:style-name="T10"> have built./ <text:s/>Let us raise </text:span><text:span text:style-name="T4">on</text:span><text:span text:style-name="T10"> upon it our ensign "the hope of Israel". <text:s/>In/ letters of fire the words of the prophet shall be/ emblazoned on its folds [Hebrew]/ O Adona</text:span><text:span text:style-name="T9">ï</text:span><text:span text:style-name="T10">, Thou art the Hope of Israel, all/ who go astray from Thee, shall be </text:span><text:span text:style-name="T4">covered with</text:span><text:span text:style-name="T10"> clothed in/ shame"; </text:span><text:span text:style-name="T4">but</text:span><text:span text:style-name="T10"> the defenders of the Torah shall wear </text:span><text:span text:style-name="T4">a</text:span><text:span text:style-name="T10"> the mouth of/ glory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1T14:38:52.94</meta:creation-date>
    <dc:date>2012-10-02T11:39:06.81</dc:date>
    <dc:creator>Penn Libraries</dc:creator>
    <meta:editing-duration>PT00H42M0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2" meta:word-count="1876" meta:character-count="11275"/>
  </office:meta>
</office:document-meta>
</file>